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fo:background-color="#fff200" style:font-weight-asian="normal" style:font-weight-complex="normal"/>
    </style:style>
    <style:style style:name="P5" style:family="paragraph" style:parent-style-name="Standard">
      <style:text-properties fo:font-weight="normal" fo:background-color="transparent" style:font-weight-asian="normal" style:font-weight-complex="normal"/>
    </style:style>
    <style:style style:name="P6" style:family="paragraph" style:parent-style-name="Standard">
      <style:text-properties fo:font-weight="bold" fo:background-color="transparent" style:font-weight-asian="bold" style:font-weight-complex="bold"/>
    </style:style>
    <style:style style:name="P7" style:family="paragraph" style:parent-style-name="Standard">
      <style:text-properties fo:font-weight="bold" fo:background-color="transparent" style:font-weight-asian="bold" style:font-weight-complex="bold"/>
    </style:style>
    <style:style style:name="P8" style:family="paragraph" style:parent-style-name="Standard">
      <style:text-properties fo:font-weight="bold" style:font-weight-asian="bold" style:font-weight-complex="bold"/>
    </style:style>
    <style:style style:name="T1" style:family="text">
      <style:text-properties officeooo:rsid="0010a073"/>
    </style:style>
    <style:style style:name="T2" style:family="text">
      <style:text-properties officeooo:rsid="001154b9"/>
    </style:style>
    <style:style style:name="T3" style:family="text">
      <style:text-properties fo:background-color="#fff200" loext:char-shading-value="0"/>
    </style:style>
    <style:style style:name="T4" style:family="text">
      <style:text-properties officeooo:rsid="00162129" fo:background-color="#fff200" loext:char-shading-value="0"/>
    </style:style>
    <style:style style:name="T5" style:family="text">
      <style:text-properties fo:background-color="#fff200" loext:char-shading-value="0"/>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style:font-weight-asian="normal" style:font-weight-complex="normal" fo:background-color="#ffffff"/>
    </style:style>
    <style:style style:name="T9" style:family="text">
      <style:text-properties fo:font-weight="normal" fo:background-color="#fff200" loext:char-shading-value="0" style:font-weight-asian="normal" style:font-weight-complex="normal"/>
    </style:style>
    <style:style style:name="T10" style:family="text">
      <style:text-properties fo:font-weight="normal" fo:background-color="#fff200" loext:char-shading-value="0" style:font-weight-asian="normal" style:font-weight-complex="normal"/>
    </style:style>
    <style:style style:name="T11" style:family="text">
      <style:text-properties officeooo:rsid="0019a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s procesos generales de GS y MAS tradicional utilizados para rasgos cuantitativos (QT) se muestran en la Fig. 1. Los marcos principales de los dos enfoques son similares, donde tanto GS como MAS tradicional consisten en fases de entrenamiento y reproducción. En la fase de entrenamiento, los fenotipos y los genotipos de todo el genoma (GW) se investigan en un subconjunto de una población, es decir, la población de entrenamiento en GS y la población de mapeo en MAS tradicional. Dentro de las poblaciones, las relaciones significativas entre fenotipos y genotipos se predicen utilizando enfoques estadísticos. En la fase de mejoramiento, se obtienen datos de genotipo en una población de mejoramiento, antes de que se seleccionen individuos favorables con base en los datos de genotipo obtenidos. Son evidentes tres diferencias obvias entre los dos enfoques: (1) en la fase de entrenamiento, los loci de rasgos cuantitativos (QTL) se identifican en MAS tradicional, mientras que las fórmulas para la predicción de GEBV se generan en GS, conocidas como modelos GS; (2) en la fase de mejoramiento, los datos de genotipo solo se requieren para regiones objetivo en MAS tradicional, mientras que los datos de genotipo GW se consideran necesarios en GS; (3) en la fase de reproducción, los individuos favorables se seleccionan en función de los genotipos de los marcadores en MAS, mientras que los GEBV se utilizan para la selección en GS. Por lo tanto, GS analiza conjuntamente toda la varianza genética de cada individuo sumando los efectos de los marcadores de GEBV (Heffner et al., 2009), y se espera que aborde los genes de efecto pequeño que no pueden ser capturados por el MAS tradicional (Hayes et al., 2009).</text:p>
      <text:p text:style-name="Standard"/>
      <text:p text:style-name="Standard">…</text:p>
      <text:p text:style-name="Standard"/>
      <text:p text:style-name="P1">Modelo lineal para efectos de marcador</text:p>
      <text:p text:style-name="Standard"/>
      <text:p text:style-name="Standard">En muchas implementaciones de GS, la relación causal entre el fenotipo y el genotipo se representa como un modelo lineal o su extensión, que luego se usa para inferir el GEBV de un individuo en una población reproductora. Así, el modelo lineal es un modelo fundamental empleado en GS. Aquí, asumimos que hay N individuos y M marcadores bialélicos en la población de entrenamiento, y nos enfocamos en uno de los marcadores. Sea ( yi, x1i ) el par de fenotipo y genotipo observados del marcador del i-ésimo individuo, es decir, ( y1, x11 ), ( y2, x 12 ), . . . ,( y N, x 1N ). Además, supongamos que los genotipos bialélicos están codificados por 0 y 1, respectivamente, y que los fenotipos de los N individuos se distribuyen como se muestra en la Fig. 2. Debido a que un individuo gana valor fenotípico adicional, b1 , dependiendo de su genotipo marcador, el fenotipo se puede modelar de la siguiente manera:</text:p>
      <text:p text:style-name="Standard"/>
      <text:p text:style-name="Standard">…</text:p>
      <text:p text:style-name="Standard"/>
      <text:p text:style-name="Standard">donde b0 y b1 son los parámetros a determinar, y <text:span text:style-name="T1">e</text:span>i es un término de error que generalmente se supone que tiene una distribución normal con una media de cero. Este modelo se representa como una combinación lineal de los términos, conocido como “modelo lineal”, que muestra que los fenotipos de los individuos con los genotipos 0 y 1 se distribuyen normalmente alrededor de b 0 y b 0 + b 1, respectivamente. Los parámetros de un modelo lineal pueden determinarse mediante estimación por mínimos cuadrados, de modo que la suma de <text:span text:style-name="T2">e</text:span>2i , es decir, una función de error E 1⁄4 S i ( yi – b 0 – x 1i b 1 ) 2 , se minimice y la línea se ajusta al fenotipo. El modelo lineal (1) representa la relación entre el genotipo y el fenotipo para un solo marcador, pero se puede ampliar para incluir todos los marcadores M de la siguiente manera:</text:p>
      <text:p text:style-name="Standard"/>
      <text:p text:style-name="Standard">…</text:p>
      <text:p text:style-name="Standard"/>
      <text:p text:style-name="Standard"><text:soft-page-break/>donde x ji es el genotipo del j-ésimo marcador en el i-ésimo individuo, el coeficiente b j es su efecto sobre el fenotipo y x 0i 1⁄4 1 es una variable ficticia. De manera similar, los coeficientes se determinan M minimizando una función de error, E 1⁄4 S Ni1⁄4 1 ( y i – j1⁄4 0 x ji b j ) 2 .</text:p>
      <text:p text:style-name="Standard"/>
      <text:p text:style-name="Standard">Debido a que los datos del genotipo GW se utilizan en GS, a menudo surge un problema, conocido como "problema de p grande, n pequeño", cuando se emplea el modelo lineal (2) para la predicción de GEBV (p y n son los números de marcadores e individuos, respectivamente). ). Es decir, un modelo lineal que consta de p marcadores es demasiado complicado para la predicción de BV de n individuos. Por lo tanto, puede causar sobreajuste y el modelo lineal solo funciona bien en la población de entrenamiento. Para evitar el ajuste excesivo, se introduce un término de penalización en la función de error, es decir, E 1⁄4 S Ni1⁄4 1 ( y i – S M j1⁄4 0 x ji q b j ) 2 + l S M | segundo | , donde l es un parámetro que controla los efectos j1⁄4 0 j del término de penalización. Tenga en cuenta que establecer un alto b j inhibe la minimización de la función de error. Los ajustes q 1⁄4 1 y q 1⁄4 2 se conocen como LASSO (operador de selección y contracción mínima absoluta) y regresión de cresta (RR en la Tabla 2), respectivamente. La regresión de cresta obliga a todos los coeficientes a reducirse a cero por igual, mientras que LASSO puede establecer en cero varios coeficientes que no están relacionados con el fenotipo. Por lo tanto, si el fenotipo está controlado por muchos marcadores con efectos pequeños, la regresión de crestas capturará esos efectos (Heffner et al., 2009), mientras que LASSO capturará efectos grandes con una pequeña cantidad de marcadores. Si los coeficientes de los marcadores se establecen en cero o en un valor bajo en la fase de entrenamiento, se excluyen del modelo y su información de genotipo no se requiere durante la fase de reproducción.</text:p>
      <text:p text:style-name="Standard"/>
      <text:p text:style-name="Standard">Por ejemplo, 'estimación de mínimos cuadrados' y 'estimación BLUP' para efectos de marcadores o segmentos cromosómicos en Meuwissen et al. (2001) adoptan modelos lineales similares. Aquí, BLUP significa mejor predicción lineal imparcial de un parámetro. Como Heffner et al. (2009), los métodos que utilizan la regresión de crestas suponen que los efectos de los marcadores tienen una varianza igual. Por otro lado, los métodos bayesianos conocidos como BayesA y BayesB de Meuwissen et al. (2001) pueden hacer suposiciones relajadas para estimar las varianzas de los efectos de los marcadores por separado. En un marco bayesiano, el efecto de un marcador está representado por la distribución de una variable aleatoria que está determinada por su distribución anterior según algunos supuestos. En realidad, BayesA y BayesB adoptan diferentes distribuciones previas para la varianza de los efectos de los marcadores; la de este último se define para permitir que una parte de los marcadores no tenga efectos sobre un valor fenotípico. Aunque la evaluación simultánea de marcadores y la ausencia de necesidad de selección de marcadores son características ventajosas de GS, desde el punto de vista económico podría ser preferible disminuir el número de marcadores necesarios en la fase de reproducción.</text:p>
      <text:p text:style-name="Standard"/>
      <text:p text:style-name="P1">AVANCES RECIENTES EN ESTUDIOS GS</text:p>
      <text:p text:style-name="Standard"/>
      <text:p text:style-name="Standard">AVANCES RECIENTES EN ESTUDIOS GS</text:p>
      <text:p text:style-name="Standard"/>
      <text:p text:style-name="Standard"><text:span text:style-name="T5">El factor más importante que determina el éxito de GS es la predicción precisa de GEBV. La precisión de los GEBV pronosticados a menudo se estima en función de la correlación entre el valor fenotípico observado y los GEBV.</text:span> <text:span text:style-name="T5">Para producir GEBV precisos, varios estudios han aplicado enfoques estadísticos comparativos para la predicción de GEBV. Además, los estudios de simulación se han utilizado ampliamente para investigar el efecto del número de QTL, marcadores, individuos y otras variables.</text:span> Estos estudios fueron revisados recientemente por Heffner et al. (2009) y Jannink et al. (2010), por lo que no se describen más en esta sección. En cambio, nos enfocamos en los avances recientes en GS basados en datos empíricos para comprender mejor el uso práctico de GS.</text:p>
      <text:p text:style-name="Standard"><text:soft-page-break/></text:p>
      <text:p text:style-name="P1">LA PRÁCTICA DE GS EN EL MEJORAMIENTO VEGETAL</text:p>
      <text:p text:style-name="Standard"/>
      <text:p text:style-name="P1">Desequilibrio de ligamiento (LD)</text:p>
      <text:p text:style-name="P1"/>
      <text:p text:style-name="P3"><text:span text:style-name="T3">LD tiene un efecto importante en la operatividad de GS, por lo que debe entenderse bien antes de realizar GS</text:span>. <text:span text:style-name="T3">LD se define como la asociación no aleatoria de alelos en diferentes loci</text:span> (Williams y Cummings, 1997). La intensidad de LD entre dos loci se mide en función de la frecuencia de los alelos, utilizando índices como D, D' y r 2 , y oscila entre completamente aleatorio (|D| 1⁄4 |D'| 1⁄4 r 2 1⁄4 0) para completar LD (|D| 1⁄4 0.25, |D'| 1⁄4 r 2 1⁄4 1) (Gaut y Long, 2003). <text:span text:style-name="T3">La intensidad de LD decae con una mayor distancia entre dos marcadores. Aunque es difícil de delimitar, comúnmente se considera que una intensidad de LD significativa es r 2 </text:span><text:span text:style-name="T4">&gt;</text:span><text:span text:style-name="T3"> 0,1</text:span> (Remington et al., 2001; Garris et al., 2003; Palaisa et al., 2003). <text:span text:style-name="T3">En general, se encuentra que la distancia entre dos marcadores con una intensidad de LD significativa (r 2 </text:span><text:span text:style-name="T4">&gt;</text:span><text:span text:style-name="T3"> 0.1) es mayor en especies cruzadas que en especies autofecundadas, aunque varía con diferentes especies, estructuras de población y regiones genómicas (Gupta et al., 2005) .</text:span> Por ejemplo, se informa que los intervalos de marcadores observados con una intensidad de LD significativa en especies cruzadas son de 100 a 150 pb en pino Loblolly, de 0,500 pb en uva y de 0,4 a 7,0 kpb en maíz, mientras que los de las especies autofecundantes son de 0,50 kpb en soja, 100 kpb en arroz y 250 kpb en A. thaliana (revisado por Gupta et al., 2005).</text:p>
      <text:p text:style-name="P3"/>
      <text:p text:style-name="P3"><text:span text:style-name="T3">El número de marcadores necesarios para el modelado de GS se determina en función del intervalo de marcadores con una intensidad de LD significativa en las poblaciones objetivo.</text:span><text:span text:style-name="T6"> </text:span><text:span text:style-name="T3">En un caso de pino Loblolly, el tamaño del genoma supera los 20 Gbp (Wakamiya et al., 1993) y el intervalo del marcador con una intensidad de LD significativa estaba entre 100 y 150 pb (González-Martı́nez et al., 2004) en 435 individuos no relacionados . Si los 435 individuos se usaran para el modelado de GS, la cantidad de marcadores requeridos sería de al menos 200 M (20 Gbp por 100 bp). Sin embargo, se obtuvieron GEBV significativos con una precisión de 0,3 a 0,83 usando 3406 a 3938 SNP en familias de hermanos completos con pino Loblolly (Tabla 2; Isik et al., 2011; Resende et al., 2011). Esta gran disparidad en el número de marcadores requeridos es causada por la diferente longitud en el intervalo del marcador con una intensidad de LD significativa en una población de mapeo no relacionada y familias de hermanos completos. En otras palabras, el empleo de una población que se originó a partir de unas pocas líneas parentales es efectivo para reducir la cantidad de marcadores requeridos, especialmente para especies cuyas intensidades de LD decaen rápidamente entre individuos no relacionados (ver Fig. 3).</text:span></text:p>
      <text:p text:style-name="P4"/>
      <text:p text:style-name="P2">Relación entre poblaciones de <text:span text:style-name="T11">entrenamiento</text:span> y <text:span text:style-name="T11">mejora</text:span></text:p>
      <text:p text:style-name="P5"/>
      <text:p text:style-name="P2"><text:span text:style-name="T9">En el MAS tradicional, un marcador que se ha confirmado que tiene un vínculo estrecho con un QTL o un gen objetivo se puede utilizar como marcador de selección en la mayoría de las poblaciones reproductoras de esa especie. Por lo tanto, los criadores no han tenido que considerar seriamente la relación entre el mapeo de poblaciones y las poblaciones reproductoras. Sin embargo, en GS, la relación entre las poblaciones de entrenamiento y reproducción debe considerarse cuidadosamente</text:span><text:span text:style-name="T7"> con la única excepción de un conjunto de marcadores donde los marcadores adyacentes tienen intensidades de LD significativas en individuos no relacionados en un conjunto de materiales de reproducción genotipados para las poblaciones de entrenamiento.</text:span></text:p>
      <text:p text:style-name="P5"/>
      <text:p text:style-name="P5">Suponga que dos pares de líneas utilizadas para cruces biparentales se seleccionan de un grupo de materiales de mejoramiento (Fig. 4). Los genotipos de los marcadores laterales (II y IV) de un gen/alelo objetivo (G de color amarillo) son "blancos" en el cruce 1, mientras que los del cruce 2 son "negros". Esto indica que los tipos de alelos con LD significativa con los genes objetivo no se mantienen en <text:soft-page-break/>diferentes cruces. Cuando esto sucede en el MAS tradicional, generalmente tenemos que explorar los marcadores más cercanos a los genes objetivo para evitar la selección de falsos positivos. Sin embargo, debido a que los marcadores GW se usan en GS, es casi imposible o no tiene sentido explorar los marcadores más cercanos a cada marcador GW. Así, establecer un modelo GS basado en una población de formación no funciona en una población reproductora si las estructuras genéticas de ambas poblaciones son diferentes, salvo en el caso descrito en el párrafo anterior. De hecho, en la mayoría de los estudios de GS informados, se asumió que las poblaciones de entrenamiento consistían en ancestros o individuos seleccionados al azar en una población reproductora. harris et al. (2008) informaron que las estimaciones de SNP calculadas a partir de una población de entrenamiento Holstein – Friesian no produjeron GEBV precisos en una población de Jersey. Toosi et al. (2009) simularon la precisión de los GEBV en poblaciones de ganado mixto y cruzado, y descubrieron que la precisión se reducía considerablemente cuando los genes de la raza pura objetivo no se incluían en la población mixta y cruzada.</text:p>
      <text:p text:style-name="P5"/>
      <text:p text:style-name="P2">Tamaño de la poblacion</text:p>
      <text:p text:style-name="P5"/>
      <text:p text:style-name="P2"><text:span text:style-name="T9">Varios informes de simulación y estudios empíricos de GS sugieren que un tamaño de población de entrenamiento más grande mejora la precisión de las predicciones de GEBV.</text:span><text:span text:style-name="T7"> </text:span><text:span text:style-name="T9">Por ejemplo, Heffner et al. (2011) informaron que la relación promedio entre la precisión de GS y la precisión de PS para las características de calidad del grano en poblaciones biparentales de trigo que contenían 174 o 209 individuos fue de 0,66, 0,54 y 0,42 para tamaños de población de entrenamiento de 96, 48 y 24, respectivamente.</text:span><text:span text:style-name="T7"> La relación entre el número de individuos en entrenamiento y las poblaciones reproductoras varió en diferentes estudios. Por ejemplo, osciló entre 0,08 y 1,00 en estudios empíricos de plantas (Cuadro 2). </text:span><text:span text:style-name="T9">Aunque la relación adecuada varió dependiendo de la diversidad genética, el tamaño de la población, la heredabilidad de los rasgos y el número de QTL, se puede sugerir que se requiere una mayor proporción de población reproductora con mayor diversidad genética, poblaciones reproductoras de menor tamaño, menor heredabilidad de rasgos y mayor número de QTL existentes para obtener GEBV con alta precisión. Además, el equilibrio del tamaño de la población y el marcador genotipado también es importante. Cuando el tamaño de la población es pequeño y los datos del genotipo son grandes, esto a menudo provoca una sobreestimación del efecto del genotipo, lo que exagera el flujo menor en los datos, es decir, el problema de "p grande, n pequeña" (Jannink et al., 2010)</text:span><text:span text:style-name="T7">.</text:span></text:p>
      <text:p text:style-name="P5"/>
      <text:p text:style-name="P2"><text:span text:style-name="T9">Los estudios empíricos indicaron que los tamaños de las poblaciones de entrenamiento en los estudios de GS de plantas eran a menudo más pequeños que los de los estudios en animales (Tablas 1 y 2). Se espera que dos factores afecten las diferencias de tamaño de las poblaciones de entrenamiento. El primer factor es la estrecha diversidad genética de las poblaciones de plantas, que se debe principalmente a la reproducción de autocruzamiento y/o al menor número de líneas parentales utilizadas para generar poblaciones de prueba (a menudo se han utilizado cruces biparentales). Debido a que las poblaciones que tienen una mayor diversidad genética requieren tamaños de población más grandes para obtener GEBV con alta precisión (Mujibi et al., 2011), se utilizan tamaños más pequeños de poblaciones de entrenamiento en los estudios de GS de plantas, especialmente para especies de reproducción entrecruzadas y/o biparentales. poblaciones derivadas cruzadas</text:span><text:span text:style-name="T7">. El segundo factor es la existencia de una gran cantidad de datos heredados sobre los fenotipos de los pedigríes, que se han utilizado para estimar los BV tradicionales en la cría de animales (Hayes et al., 2009). Los datos de fenotipo acumulados deberían hacer posible la realización de estudios de GS a bajo costo. Al igual que con los estudios en animales, la combinación de fenotipos de poblaciones de plantas en las que se han investigado múltiples regiones sería un enfoque prometedor para lograr el éxito en los estudios de GS de plantas, satisfaciendo tanto el GEBV de alta precisión como el bajo costo experimental.</text:span></text:p>
      <text:p text:style-name="P2"><text:soft-page-break/><text:span text:style-name="T7"/></text:p>
      <text:p text:style-name="P2">Número de marcadores</text:p>
      <text:p text:style-name="P2"><text:span text:style-name="T7"/></text:p>
      <text:p text:style-name="P2"><text:span text:style-name="T10">Generalmente, se requiere un mayor número de marcadores para una población donde los intervalos de marcadores con una intensidad de LD significativa son más cortos. Además, los estudios empíricos y de simulación sugieren que un mayor número de marcadores mejora la precisión de los GEBV.</text:span><text:span text:style-name="T7"> </text:span><text:span text:style-name="T10">Por ejemplo, Solberg et al. (2008) encontraron que la precisión simulada de los GEBV mejoró al aumentar la densidad del marcador de 0,25 a 8 marcadores SNP por centimorgan en 100 animales no relacionados. Además, en una población endogámica derivada de un cruce biparental, Bernardo y Yu (2007) demostraron que la respuesta del GEBV mejora al disminuir los intervalos de marcadores adyacentes de 28,0 a 7,0 cM, mientras que no se observaron diferencias con intervalos de marcadores de 7,0, 3,5 y 2,3 cm cuando se supuso que la longitud total del mapa de enlace era de 1794 cm.</text:span><text:span text:style-name="T7"> La heredabilidad de los rasgos objetivo también se ve afectada por la relación entre la densidad de los marcadores y la precisión de GEBV. Calus y Veerkamp (2007) demostraron que un marcador adyacente r 2 de 0,15 era suficiente para un rasgo con una heredabilidad del 50 %, mientras que la precisión de GEBV mejoró al aumentar el r 2 a 0,2 para un rasgo con una heredabilidad de 10 %. </text:span><text:span text:style-name="T10">Sin embargo, debemos considerar que demasiados marcadores a menudo conducen a una pérdida en la precisión de GEBV, como se describe en la sección sobre el tamaño de la población.</text:span></text:p>
      <text:p text:style-name="P7"><text:span text:style-name="T7"/></text:p>
      <text:p text:style-name="P7"><text:span text:style-name="T9">Una de las diferencias obvias entre GS y MAS tradicional es la cantidad de marcadores necesarios para el genotipado en una población reproductora. En la mayoría de los estudios de GS, todo el conjunto de marcadores utilizados en la población de entrenamiento también se aplicó a la población de reproducción o de validación.</text:span><text:span text:style-name="T7"> Por ejemplo, suponga que el número de individuos en las poblaciones de entrenamiento y reproducción es 200 y 1000, respectivamente, y que el número de marcadores genotipados es 1000, entonces los puntos de datos del genotipo son 200 × 1000 en la población de entrenamiento y 1000 × 1000 en la población reproductora. </text:span><text:span text:style-name="T9">Esto es bastante diferente del MAS tradicional, que requiere unos pocos genotipos marcadores seleccionados que están relacionados con un rasgo objetivo en la fase de mejoramiento</text:span><text:span text:style-name="T7">, excepto cuando se investigan los antecedentes genéticos de GW de una población de mejoramiento en MARS.</text:span></text:p>
      <text:p text:style-name="P7"><text:span text:style-name="T7"/></text:p>
      <text:p text:style-name="P7"><text:span text:style-name="T9">Varios informes sugieren que los avances en las tecnologías de genotipado resolverán el problema del costo de la gran cantidad de puntos de datos de genotipo requeridos en una población reproductora y esta idea podría ser correcta. Sin embargo, todavía es necesario realizar un genotipado a gran escala cuando se realizan GS en muchos programas de mejoramiento, especialmente para cultivos no principales. Para superar este obstáculo, varios estudios han utilizado números decrecientes de marcadores genotipados.</text:span><text:span text:style-name="T7"> Por ejemplo, Habier et al. (2009) propusieron un panel de SNP de baja densidad espaciados uniformemente para rastrear los efectos de los alelos de SNP de alta densidad dentro de las familias en función de la utilización de información de cosegregación. Iwata y Jannink (2010) determinaron las puntuaciones de imputación de marcadores no tipificados en un panel genotipado de baja densidad haciendo referencia a un panel de alta densidad en cebada. Ambos estudios se basaron en una idea común de predecir los genotipos de intervalo de una población utilizando datos alélicos de baja densidad. Por el contrario, Cleveland et al. (2010) discutieron el desempeño de la predicción de GEBV al reducir la densidad de los paneles de marcadores. Se encontró que los SNP de baja densidad y espaciados uniformemente funcionaron mal al predecir GEBV, mientras que los SNP seleccionados en función de su tamaño de efecto aditivo produjeron precisiones similares a las de una alta densidad.</text:span></text:p>
      <text:p text:style-name="P7"><text:span text:style-name="T7"/></text:p>
      <text:p text:style-name="P7"><text:span text:style-name="T7">Heffner et al. (2009) propusieron un modelo para un programa de mejoramiento por selección genómica, que consistió en un ciclo de entrenamiento del modelo y un ciclo de desarrollo de línea. </text:span><text:soft-page-break/><text:span text:style-name="T7">Sugirió que el impacto más inmediato de seleccionar una línea élite por parte de los GEBV sería un marcado aumento en la velocidad de los ciclos. </text:span><text:span text:style-name="T9">Los ciclos de selección de poblaciones más breves conducirían a un cambio rápido de la diversidad genética en las poblaciones reproductoras y afectarían la precisión del GEBV durante la selección a largo plazo. Además, los nuevos recombinantes generados durante los ciclos de selección provocarían el decaimiento de LD entre marcadores y QTL.</text:span><text:span text:style-name="T7"> Este sería un problema más grave cuando se utilizan marcadores de menor densidad para las predicciones de GEBV. Goddard (2009) y Jannink et al. (2010) examinaron la dinámica de las respuestas de selección a largo plazo mediante la realización de estudios de simulación y concluyeron que GS conduce a una disminución más rápida en la respuesta de selección que PS a menos que se agreguen continuamente nuevos marcadores a la predicción del valor de reproducción. También sugirieron que poner peso adicional en los alelos favorables de baja frecuencia, especialmente al comienzo de GS, era importante para maximizar la respuesta a largo plazo en 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04:50:18.307951835</meta:creation-date>
    <meta:generator>LibreOffice/6.0.7.3$Linux_X86_64 LibreOffice_project/00m0$Build-3</meta:generator>
    <dc:date>2022-03-11T05:18:32.206528312</dc:date>
    <meta:editing-duration>PT11H16S</meta:editing-duration>
    <meta:editing-cycles>17</meta:editing-cycles>
    <meta:document-statistic meta:table-count="0" meta:image-count="0" meta:object-count="0" meta:page-count="6" meta:paragraph-count="28" meta:word-count="3496" meta:character-count="20988" meta:non-whitespace-character-count="17515"/>
  </office:meta>
</office:document-meta>
</file>